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,BoldItalic" svg:font-family="Arial,BoldItalic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text-align="center"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text-align="center" fo:line-height="115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DefaultParagraphFont" style:family="text">
      <style:text-properties style:font-name-asian="Arial" style:font-name-complex="Arial"/>
    </style:style>
    <style:style style:name="T8" style:parent-style-name="DefaultParagraphFont" style:family="text">
      <style:text-properties style:font-name-asian="Arial,BoldItalic" style:font-name-complex="Arial,BoldItalic" fo:font-weight="bold" style:font-weight-asian="bold" style:font-weight-complex="bold" fo:font-style="italic" style:font-style-asian="italic" style:font-style-complex="italic"/>
    </style:style>
    <style:style style:name="P9" style:parent-style-name="Standard" style:list-style-name="LFO1" style:family="paragraph"/>
    <style:style style:name="TableColumn11" style:family="table-column">
      <style:table-column-properties style:column-width="2.2187in" style:use-optimal-column-width="false"/>
    </style:style>
    <style:style style:name="TableColumn12" style:family="table-column">
      <style:table-column-properties style:column-width="1.802in" style:use-optimal-column-width="false"/>
    </style:style>
    <style:style style:name="Table10" style:family="table">
      <style:table-properties style:width="4.0208in" fo:margin-left="1.2437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style:font-name-asian="Arial,BoldItalic" style:font-name-complex="Arial,BoldItalic"/>
    </style:style>
    <style:style style:name="T36" style:parent-style-name="DefaultParagraphFont" style:family="text">
      <style:text-properties style:font-name-asian="Arial,BoldItalic" style:font-name-complex="Arial,BoldItalic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-asian="Arial,BoldItalic" style:font-name-complex="Arial,BoldItalic"/>
    </style:style>
    <style:style style:name="T39" style:parent-style-name="DefaultParagraphFont" style:family="text">
      <style:text-properties style:font-name-asian="Arial,BoldItalic" style:font-name-complex="Arial,BoldItalic" fo:font-weight="bold" style:font-weight-asian="bold" style:font-weight-complex="bold"/>
    </style:style>
    <style:style style:name="T40" style:parent-style-name="DefaultParagraphFont" style:family="text">
      <style:text-properties style:font-name-asian="Arial,BoldItalic" style:font-name-complex="Arial,BoldItalic"/>
    </style:style>
    <style:style style:name="P41" style:parent-style-name="Standard" style:list-style-name="LFO1" style:family="paragraph"/>
    <style:style style:name="T42" style:parent-style-name="DefaultParagraphFont" style:family="text">
      <style:text-properties style:font-name-asian="Arial,BoldItalic" style:font-name-complex="Arial,BoldItalic"/>
    </style:style>
    <style:style style:name="P43" style:parent-style-name="Standard" style:family="paragraph">
      <style:paragraph-properties fo:margin-left="2.9541in">
        <style:tab-stops/>
      </style:paragraph-properties>
      <style:text-properties style:font-name-asian="Arial,BoldItalic" style:font-name-complex="Arial,BoldItalic"/>
    </style:style>
    <style:style style:name="P44" style:parent-style-name="Standard" style:family="paragraph">
      <style:paragraph-properties fo:margin-left="2.4618in">
        <style:tab-stops/>
      </style:paragraph-properties>
      <style:text-properties style:font-name-asian="Arial,BoldItalic" style:font-name-complex="Arial,BoldItalic"/>
    </style:style>
    <style:style style:name="P45" style:parent-style-name="Standard" style:family="paragraph">
      <style:paragraph-properties fo:margin-left="2.4618in">
        <style:tab-stops/>
      </style:paragraph-properties>
      <style:text-properties style:font-name-asian="Arial,BoldItalic" style:font-name-complex="Arial,BoldItalic"/>
    </style:style>
    <style:style style:name="P46" style:parent-style-name="Standard" style:family="paragraph">
      <style:paragraph-properties fo:margin-left="2.4618in">
        <style:tab-stops/>
      </style:paragraph-properties>
    </style:style>
    <style:style style:name="T47" style:parent-style-name="DefaultParagraphFont" style:family="text">
      <style:text-properties style:font-name-asian="Arial,BoldItalic" style:font-name-complex="Arial,BoldItalic"/>
    </style:style>
  </office:automatic-styles>
  <office:body>
    <office:text text:use-soft-page-breaks="true">
      <text:p text:style-name="P1"/>
      <text:p text:style-name="P2">Open Source Programming</text:p>
      <text:p text:style-name="P3">LAB 2</text:p>
      <text:p text:style-name="P4"/>
      <text:list text:style-name="LFO1" text:continue-numbering="true">
        <text:list-item>
          <text:p text:style-name="P5">Write an HTML form that asks a user's age. <text:s/>If he is not at least 21, tell him he's too young to vote and if he's 21 or older, tell him that he<text:s/>can vote.</text:p>
        </text:list-item>
      </text:list>
      <text:p text:style-name="Standard"/>
      <text:p text:style-name="Standard"/>
      <text:list text:style-name="LFO1" text:continue-numbering="true">
        <text:list-item>
          <text:p text:style-name="P6"><text:span text:style-name="T7">Write a program to know whether or not the current year is a leap year. Save file as<text:s/></text:span><text:span text:style-name="T8">leap.php</text:span></text:p>
        </text:list-item>
      </text:list>
      <text:p text:style-name="Standard"/>
      <text:list text:style-name="LFO1" text:continue-numbering="true">
        <text:list-item>
          <text:p text:style-name="P9"/>
        </text:list-item>
      </text:list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lower</text:p>
          </table:table-cell>
          <table:table-cell table:style-name="TableCell16">
            <text:p text:style-name="P17">Price per flower(RM)</text:p>
          </table:table-cell>
        </table:table-row>
        <table:table-row table:style-name="TableRow18">
          <table:table-cell table:style-name="TableCell19">
            <text:p text:style-name="P20">Rose</text:p>
          </table:table-cell>
          <table:table-cell table:style-name="TableCell21">
            <text:p text:style-name="P22">2.5</text:p>
          </table:table-cell>
        </table:table-row>
        <table:table-row table:style-name="TableRow23">
          <table:table-cell table:style-name="TableCell24">
            <text:p text:style-name="P25">Daisy</text:p>
          </table:table-cell>
          <table:table-cell table:style-name="TableCell26">
            <text:p text:style-name="P27">1.25</text:p>
          </table:table-cell>
        </table:table-row>
        <table:table-row table:style-name="TableRow28">
          <table:table-cell table:style-name="TableCell29">
            <text:p text:style-name="P30">Orchid</text:p>
          </table:table-cell>
          <table:table-cell table:style-name="TableCell31">
            <text:p text:style-name="P32">1.5</text:p>
          </table:table-cell>
        </table:table-row>
      </table:table>
      <text:p text:style-name="P33"/>
      <text:p text:style-name="P34"><text:span text:style-name="T35"><text:tab/>You are required to retrieve orders from customers. <text:s/>You are also required to<text:s/></text:span><text:span text:style-name="T36">calculate and display the amount that they need to pay (based on the flower(s)) on the same page.</text:span></text:p>
      <text:p text:style-name="P37"><text:span text:style-name="T38">(Note: You<text:s/></text:span><text:span text:style-name="T39">MUST</text:span><text:span text:style-name="T40"><text:s/>use switch statement(s) to create this program)</text:span></text:p>
      <text:p text:style-name="Standard"/>
      <text:list text:style-name="LFO1" text:continue-numbering="true">
        <text:list-item>
          <text:p text:style-name="P41"><text:span text:style-name="T42">Write a program to create a pyramid as shown below by using nested for loops.</text:span></text:p>
        </text:list-item>
      </text:list>
      <text:p text:style-name="P43">*</text:p>
      <text:p text:style-name="P44"><text:s text:c="10"/>***</text:p>
      <text:p text:style-name="P45"><text:s text:c="8"/>*****</text:p>
      <text:p text:style-name="P46"><text:span text:style-name="T47"><text:s text:c="6"/>*******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,BoldItalic" svg:font-family="Arial,BoldItalic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)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sturi Dewi</meta:initial-creator>
    <dc:creator>pensyarah</dc:creator>
    <meta:creation-date>2019-04-04T05:19:00Z</meta:creation-date>
    <dc:date>2019-04-04T05:25:00Z</dc:date>
    <meta:template xlink:href="Normal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713" meta:row-count="5" meta:non-whitespace-character-count="608"/>
  </office:meta>
</office:document-meta>
</file>